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15F68116E8D53362.png" manifest:media-type="image/png"/>
  <manifest:file-entry manifest:full-path="Pictures/10000201000005A3000004E6AE21F4BB7BDF7D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8a20" officeooo:paragraph-rsid="001d8a20"/>
    </style:style>
    <style:style style:name="P2" style:family="paragraph" style:parent-style-name="Standard" style:list-style-name="L1">
      <style:text-properties officeooo:rsid="001d8a20" officeooo:paragraph-rsid="001d8a20"/>
    </style:style>
    <style:style style:name="P3" style:family="paragraph" style:parent-style-name="Standard" style:list-style-name="L1">
      <style:text-properties officeooo:paragraph-rsid="001d8a20"/>
    </style:style>
    <style:style style:name="T1" style:family="text">
      <style:text-properties officeooo:rsid="001d8a20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.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.3598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8366in" svg:y="3.8575in" svg:width="4.189in" svg:height="3.7819in" draw:z-index="0">
        <draw:image xlink:href="Pictures/10000201000005A3000004E6AE21F4BB7BDF7DFE.png" xlink:type="simple" xlink:show="embed" xlink:actuate="onLoad"/>
      </draw:frame>
      <draw:frame draw:style-name="fr2" draw:name="Image2" text:anchor-type="page" text:anchor-page-number="1" svg:x="6.6028in" svg:y="0.7736in" svg:width="4.3189in" svg:height="3.3972in" draw:z-index="1">
        <draw:image xlink:href="Pictures/10000201000003200000025815F68116E8D53362.png" xlink:type="simple" xlink:show="embed" xlink:actuate="onLoad"/>
      </draw:frame>
      <text:p text:style-name="P1">Hardware: </text:p>
      <text:list xml:id="list7540598226738999537" text:style-name="L1">
        <text:list-item>
          <text:p text:style-name="P3"><text:span text:style-name="T1">Arduino Nano</text:span></text:p>
        </text:list-item>
        <text:list-item>
          <text:p text:style-name="P2">8-relay module</text:p>
        </text:list-item>
        <text:list-item>
          <text:p text:style-name="P2">power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0:37:49.664812978</meta:creation-date>
    <dc:date>2016-06-07T11:24:28.589593889</dc:date>
    <meta:editing-duration>PT1M7S</meta:editing-duration>
    <meta:editing-cycles>1</meta:editing-cycles>
    <meta:document-statistic meta:table-count="0" meta:image-count="2" meta:object-count="0" meta:page-count="1" meta:paragraph-count="5" meta:word-count="10" meta:character-count="45" meta:non-whitespace-character-count="42"/>
    <meta:generator>LibreOffice/5.0.5.2$Linux_X86_64 LibreOffice_project/00m0$Build-2</meta:generator>
  </office:meta>
</office:document-meta>
</file>